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Söhne Mono" svg:font-family="'Söhne Mono', Monaco, 'Andale Mono', 'Ubuntu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2a59" officeooo:paragraph-rsid="00152a59"/>
    </style:style>
    <style:style style:name="P2" style:family="paragraph" style:parent-style-name="Standard">
      <style:text-properties officeooo:rsid="001702da" officeooo:paragraph-rsid="001702da"/>
    </style:style>
    <style:style style:name="P3" style:family="paragraph" style:parent-style-name="Standard">
      <style:text-properties officeooo:rsid="00187bdf" officeooo:paragraph-rsid="00187bdf"/>
    </style:style>
    <style:style style:name="P4" style:family="paragraph" style:parent-style-name="Standard">
      <style:text-properties officeooo:paragraph-rsid="0019d912"/>
    </style:style>
    <style:style style:name="P5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6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7" style:family="paragraph" style:parent-style-name="Standard">
      <style:paragraph-properties style:line-height-at-least="0.503cm"/>
    </style:style>
    <style:style style:name="P8" style:family="paragraph" style:parent-style-name="Standard">
      <style:paragraph-properties fo:margin-top="0.101cm" fo:margin-bottom="0.101cm" loext:contextual-spacing="false"/>
      <style:text-properties fo:color="#000000" officeooo:rsid="0098aecb" officeooo:paragraph-rsid="00152a59" fo:background-color="transparent"/>
    </style:style>
    <style:style style:name="P9" style:family="paragraph" style:parent-style-name="Standard">
      <style:paragraph-properties fo:margin-top="0.101cm" fo:margin-bottom="0.101cm" loext:contextual-spacing="false"/>
      <style:text-properties fo:color="#000000" officeooo:rsid="007af16d" officeooo:paragraph-rsid="00152a59" fo:background-color="transparent"/>
    </style:style>
    <style:style style:name="P10" style:family="paragraph" style:parent-style-name="Standard">
      <style:paragraph-properties fo:margin-top="0cm" fo:margin-bottom="0.499cm" loext:contextual-spacing="false" style:line-height-at-least="0.503cm"/>
    </style:style>
    <style:style style:name="P11" style:family="paragraph" style:parent-style-name="Standard">
      <style:text-properties fo:font-variant="normal" fo:text-transform="none" fo:color="#c9211e" style:font-name="Söhne Mono" fo:font-size="10.5pt" fo:letter-spacing="normal" fo:font-style="normal" fo:font-weight="normal" officeooo:paragraph-rsid="0019d912"/>
    </style:style>
    <style:style style:name="P12" style:family="paragraph" style:parent-style-name="Standard">
      <style:text-properties fo:font-variant="normal" fo:text-transform="none" fo:color="#c9211e" style:font-name="Söhne Mono" fo:font-size="10.5pt" fo:letter-spacing="normal" fo:font-style="normal" fo:font-weight="normal" officeooo:rsid="0019d912" officeooo:paragraph-rsid="0019d912"/>
    </style:style>
    <style:style style:name="P13" style:family="paragraph" style:parent-style-name="Standard">
      <style:text-properties fo:font-variant="normal" fo:text-transform="none" fo:color="#c9211e" style:font-name="Söhne Mono" fo:font-size="10.5pt" fo:letter-spacing="normal" fo:font-style="normal" fo:font-weight="normal" officeooo:rsid="0019d912" officeooo:paragraph-rsid="0019d912" fo:background-color="#1e1e1e"/>
    </style:style>
    <style:style style:name="P14" style:family="paragraph" style:parent-style-name="Standard">
      <style:text-properties fo:font-variant="normal" fo:text-transform="none" fo:color="#c9211e" style:font-name="Söhne Mono" fo:font-size="10.5pt" fo:letter-spacing="normal" fo:font-style="normal" fo:font-weight="normal" officeooo:rsid="002b0178" officeooo:paragraph-rsid="002b0178"/>
    </style:style>
    <style:style style:name="P15" style:family="paragraph" style:parent-style-name="Standard">
      <style:text-properties fo:font-variant="normal" fo:text-transform="none" fo:color="#569cd6" style:font-name="Droid Sans Mono" fo:font-size="10.5pt" fo:letter-spacing="normal" fo:font-style="normal" fo:font-weight="normal" officeooo:rsid="0019d912" officeooo:paragraph-rsid="0019d912" fo:background-color="#1e1e1e"/>
    </style:style>
    <style:style style:name="P16" style:family="paragraph" style:parent-style-name="Standard">
      <style:text-properties fo:font-variant="normal" fo:text-transform="none" fo:color="#d4d4d4" style:font-name="Droid Sans Mono" fo:font-size="10.5pt" fo:letter-spacing="normal" fo:font-style="normal" fo:font-weight="normal" officeooo:rsid="0019d912" officeooo:paragraph-rsid="0019d912" fo:background-color="#1e1e1e"/>
    </style:style>
    <style:style style:name="P17" style:family="paragraph" style:parent-style-name="Standard">
      <style:text-properties fo:font-variant="normal" fo:text-transform="none" fo:color="#d4d4d4" style:font-name="Droid Sans Mono" fo:font-size="10.5pt" fo:letter-spacing="normal" fo:font-style="normal" fo:font-weight="normal" officeooo:rsid="002b0178" officeooo:paragraph-rsid="002b0178" fo:background-color="#1e1e1e"/>
    </style:style>
    <style:style style:name="P18" style:family="paragraph" style:parent-style-name="Standard">
      <style:text-properties officeooo:rsid="00152a59" officeooo:paragraph-rsid="00152a59"/>
    </style:style>
    <style:style style:name="P19" style:family="paragraph" style:parent-style-name="Standard">
      <style:text-properties officeooo:rsid="001ec119" officeooo:paragraph-rsid="001ec119"/>
    </style:style>
    <style:style style:name="P20" style:family="paragraph" style:parent-style-name="Standard">
      <style:text-properties officeooo:rsid="0025c5fb" officeooo:paragraph-rsid="0025c5fb"/>
    </style:style>
    <style:style style:name="P2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2" style:family="paragraph" style:parent-style-name="Standard">
      <style:paragraph-properties style:line-height-at-least="0.503cm"/>
      <style:text-properties fo:color="#569cd6" style:font-name="Droid Sans Mono" fo:font-size="10.5pt" fo:font-weight="normal" fo:background-color="#1e1e1e"/>
    </style:style>
    <style:style style:name="P23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24" style:family="paragraph" style:parent-style-name="Standard">
      <style:paragraph-properties style:line-height-at-least="0.503cm"/>
    </style:style>
    <style:style style:name="P25" style:family="paragraph" style:parent-style-name="Standard">
      <style:paragraph-properties fo:margin-top="0cm" fo:margin-bottom="0.499cm" loext:contextual-spacing="false" style:line-height-at-least="0.503cm"/>
      <style:text-properties fo:color="#d4d4d4" style:font-name="Droid Sans Mono" fo:font-size="10.5pt" fo:font-weight="normal" fo:background-color="#1e1e1e"/>
    </style:style>
    <style:style style:name="P26" style:family="paragraph" style:parent-style-name="Standard">
      <style:paragraph-properties fo:margin-top="0cm" fo:margin-bottom="0.499cm" loext:contextual-spacing="false" style:line-height-at-least="0.503cm"/>
    </style:style>
    <style:style style:name="T1" style:family="text">
      <style:text-properties fo:font-variant="normal" fo:text-transform="none" fo:color="#c9211e" style:font-name="Söhne Mono" fo:font-size="10.5pt" fo:letter-spacing="normal" fo:font-style="normal" fo:font-weight="normal"/>
    </style:style>
    <style:style style:name="T2" style:family="text">
      <style:text-properties officeooo:rsid="0019d912"/>
    </style:style>
    <style:style style:name="T3" style:family="text">
      <style:text-properties fo:color="#c9211e" officeooo:rsid="0019d912"/>
    </style:style>
    <style:style style:name="T4" style:family="text">
      <style:text-properties fo:color="#569cd6"/>
    </style:style>
    <style:style style:name="T5" style:family="text">
      <style:text-properties fo:color="#4ec9b0"/>
    </style:style>
    <style:style style:name="T6" style:family="text">
      <style:text-properties fo:color="#9cdcfe"/>
    </style:style>
    <style:style style:name="T7" style:family="text">
      <style:text-properties fo:color="#dcdcaa"/>
    </style:style>
    <style:style style:name="T8" style:family="text">
      <style:text-properties fo:color="#ce9178"/>
    </style:style>
    <style:style style:name="T9" style:family="text">
      <style:text-properties officeooo:rsid="002411b8"/>
    </style:style>
    <style:style style:name="T10" style:family="text">
      <style:text-properties fo:color="#c586c0"/>
    </style:style>
    <style:style style:name="T11" style:family="text">
      <style:text-properties fo:color="#b5cea8"/>
    </style:style>
    <style:style style:name="T12" style:family="text">
      <style:text-properties fo:color="#808080"/>
    </style:style>
    <style:style style:name="T13" style:family="text">
      <style:text-properties officeooo:rsid="00299c91"/>
    </style:style>
    <style:style style:name="T14" style:family="text">
      <style:text-properties officeooo:rsid="002c3ce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>-----------------------_____Stripe ------------------------</text:p>
      <text:p text:style-name="P1"/>
      <text:p text:style-name="P20">Note: when we create strip account (signup) in strip.com , set location usa , instend of india, </text:p>
      <text:p text:style-name="P20">otherwise charges api issues.</text:p>
      <text:p text:style-name="P1"/>
      <text:p text:style-name="P19">Q:- difference between connect account and stripe payout ?</text:p>
      <text:p text:style-name="P19">Ans: connect account means: fill account number , routing number then stripe verify account then generate token <text:s/>, eg. <text:s/>Give Pay to employees</text:p>
      <text:p text:style-name="P19"/>
      <text:p text:style-name="P19">Stripe payouts : means fill card number and strip verify and deducet money from card <text:s text:c="2"/><text:span text:style-name="T9">eg: shopping using credit card etc </text:span></text:p>
      <text:p text:style-name="P19"/>
      <text:p text:style-name="P1"/>
      <text:p text:style-name="P1"/>
      <text:p text:style-name="P9">2 types account :- 1. customer 2. cleaner(admin) this is connect stripe account</text:p>
      <text:p text:style-name="P8">1. install stripe</text:p>
      <text:p text:style-name="P8">2. use stripe api’s to connect user with account</text:p>
      <text:p text:style-name="P1"/>
      <text:p text:style-name="P1"/>
      <text:p text:style-name="P1"/>
      <text:p text:style-name="P1"/>
      <text:p text:style-name="P1">1. need stripe Merchant account keys <text:s/>(because to collect payment) , customer account key (for pay payment) </text:p>
      <text:p text:style-name="P1">2.put stripe keys in .env file</text:p>
      <text:p text:style-name="P1"/>
      <text:p text:style-name="P2">3. strip login account itxaman <text:s/>pass. <text:s/><text:a xlink:type="simple" xlink:href="mailto:itx@amandeep" text:style-name="Internet_20_link" text:visited-style-name="Visited_20_Internet_20_Link">itx@amandeep</text:a></text:p>
      <text:p text:style-name="P2"/>
      <text:p text:style-name="P3">4. <text:a xlink:type="simple" xlink:href="https://stripe.com/docs/api/accounts/create" text:style-name="Internet_20_link" text:visited-style-name="Visited_20_Internet_20_Link">https://stripe.com/docs/api/accounts/create</text:a></text:p>
      <text:p text:style-name="P3"/>
      <text:p text:style-name="P3"/>
      <text:p text:style-name="P3"><text:a xlink:type="simple" xlink:href="https://www.ultimateakash.com/blog-details/IixTJGAKYAo=/How-to-Integrate-Stripe-Payment-Gateway-In-Laravel-2022" text:style-name="Internet_20_link" text:visited-style-name="Visited_20_Internet_20_Link">https://www.ultimateakash.com/blog-details/IixTJGAKYAo=/How-to-Integrate-Stripe-Payment-Gateway-In-Laravel-2022</text:a></text:p>
      <text:p text:style-name="P3"/>
      <text:p text:style-name="P3"/>
      <text:p text:style-name="P4"><text:span text:style-name="T2">5.</text:span><text:span text:style-name="T3"> </text:span><text:span text:style-name="T1">composer require stripe/stripe-php</text:span></text:p>
      <text:p text:style-name="P11"/>
      <text:p text:style-name="P12">6.</text:p>
      <text:p text:style-name="P12"/>
      <text:p text:style-name="P12"/>
      <text:p text:style-name="P13">&lt;?php</text:p>
      <text:p text:style-name="P7"/>
      <text:p text:style-name="P5"><text:span text:style-name="T4">namespace</text:span> <text:span text:style-name="T5">App\Http\Controllers</text:span>;</text:p>
      <text:p text:style-name="P7"/>
      <text:p text:style-name="P5"><text:span text:style-name="T4">use</text:span> Illuminate\Http\<text:span text:style-name="T5">Request</text:span>;</text:p>
      <text:p text:style-name="P5"><text:span text:style-name="T4">use</text:span> \Stripe\<text:span text:style-name="T5">StripeClient</text:span>;</text:p>
      <text:p text:style-name="P7"/>
      <text:p text:style-name="P5"><text:span text:style-name="T4">class</text:span> <text:span text:style-name="T5">PaymentController</text:span> <text:span text:style-name="T4">extends</text:span> <text:span text:style-name="T5">Controller</text:span></text:p>
      <text:p text:style-name="P5">{</text:p>
      <text:p text:style-name="P10"><text:soft-page-break/></text:p>
      <text:p text:style-name="P5"><text:span text:style-name="T4">private</text:span> <text:span text:style-name="T6">$stripe</text:span>;</text:p>
      <text:p text:style-name="P5"><text:span text:style-name="T4">public</text:span> <text:span text:style-name="T4">function</text:span> <text:span text:style-name="T7">__construct</text:span>()</text:p>
      <text:p text:style-name="P5">{</text:p>
      <text:p text:style-name="P5"><text:span text:style-name="T4">$this</text:span>-&gt;<text:span text:style-name="T6">stripe</text:span> = <text:span text:style-name="T4">new</text:span> <text:span text:style-name="T5">StripeClient</text:span>(<text:span text:style-name="T7">config</text:span>(<text:span text:style-name="T8">'services.stripe.secret'</text:span>));</text:p>
      <text:p text:style-name="P6">// dd($this-&gt;stripe);</text:p>
      <text:p text:style-name="P5">}</text:p>
      <text:p text:style-name="P5"/>
      <text:p text:style-name="P12"/>
      <text:p text:style-name="P12"><text:a xlink:type="simple" xlink:href="https://stripe.com/docs/api/tokens/create_card" text:style-name="Internet_20_link" text:visited-style-name="Visited_20_Internet_20_Link">https://stripe.com/docs/api/tokens/create_card</text:a></text:p>
      <text:p text:style-name="P12"/>
      <text:p text:style-name="P12"/>
      <text:p text:style-name="P12"/>
      <text:p text:style-name="P12"><text:a xlink:type="simple" xlink:href="https://stripe.com/docs/api/customers/create" text:style-name="Internet_20_link" text:visited-style-name="Visited_20_Internet_20_Link">https://stripe.com/docs/api/customers/create</text:a></text:p>
      <text:p text:style-name="P12"/>
      <text:p text:style-name="P12"/>
      <text:p text:style-name="P12"><text:a xlink:type="simple" xlink:href="https://stripe.com/docs/api/charges/create" text:style-name="Internet_20_link" text:visited-style-name="Visited_20_Internet_20_Link">https://stripe.com/docs/api/charges/create</text:a></text:p>
      <text:p text:style-name="P12"/>
      <text:p text:style-name="P12"/>
      <text:p text:style-name="P12"/>
      <text:p text:style-name="P12"/>
      <text:p text:style-name="P12">-------------------------</text:p>
      <text:p text:style-name="P12"/>
      <text:p text:style-name="P12"/>
      <text:p text:style-name="P15">&lt;?php</text:p>
      <text:p text:style-name="P7"/>
      <text:p text:style-name="P5"><text:span text:style-name="T4">namespace</text:span> <text:span text:style-name="T5">App\Http\Controllers</text:span>;</text:p>
      <text:p text:style-name="P7"/>
      <text:p text:style-name="P5"><text:span text:style-name="T4">use</text:span> Illuminate\Http\<text:span text:style-name="T5">Request</text:span>;</text:p>
      <text:p text:style-name="P5"><text:span text:style-name="T4">use</text:span> \Stripe\<text:span text:style-name="T5">Stripe</text:span>;</text:p>
      <text:p text:style-name="P6">// use \Stripe\Customer;</text:p>
      <text:p text:style-name="P5"><text:span text:style-name="T4">use</text:span> App\Models\<text:span text:style-name="T5">User</text:span>;</text:p>
      <text:p text:style-name="P5"><text:span text:style-name="T4">use</text:span> App\Models\<text:span text:style-name="T5">UserCard</text:span>;</text:p>
      <text:p text:style-name="P7"/>
      <text:p text:style-name="P5"><text:span text:style-name="T4">class</text:span> <text:span text:style-name="T5">PaymentController</text:span> <text:span text:style-name="T4">extends</text:span> <text:span text:style-name="T5">Controller</text:span></text:p>
      <text:p text:style-name="P5">{</text:p>
      <text:p text:style-name="P10"/>
      <text:p text:style-name="P5"><text:span text:style-name="T4">private</text:span> <text:span text:style-name="T6">$stripe</text:span>;</text:p>
      <text:p text:style-name="P5"><text:span text:style-name="T4">public</text:span> <text:span text:style-name="T4">function</text:span> <text:span text:style-name="T7">__construct</text:span>()</text:p>
      <text:p text:style-name="P5">{</text:p>
      <text:p text:style-name="P6">// get api_key</text:p>
      <text:p text:style-name="P5">\Stripe\<text:span text:style-name="T5">Stripe</text:span>::<text:span text:style-name="T7">setApiKey</text:span>(<text:span text:style-name="T7">config</text:span>(<text:span text:style-name="T8">'services.stripe.secret'</text:span>));</text:p>
      <text:p text:style-name="P6">// $this-&gt;stripe = new StripeClient(config('services.stripe.secret'));</text:p>
      <text:p text:style-name="P6">// dd($this-&gt;stripe);</text:p>
      <text:p text:style-name="P5">}</text:p>
      <text:p text:style-name="P25"><text:line-break/></text:p>
      <text:p text:style-name="P5"><text:span text:style-name="T4">public</text:span> <text:span text:style-name="T4">function</text:span> <text:span text:style-name="T7">show</text:span>()</text:p>
      <text:p text:style-name="P5">{</text:p>
      <text:p text:style-name="P6">// $this-&gt;createCustomer();</text:p>
      <text:p text:style-name="P7"><text:soft-page-break/></text:p>
      <text:p text:style-name="P5"><text:span text:style-name="T10">return</text:span> <text:span text:style-name="T7">view</text:span>(<text:span text:style-name="T8">'stripe.billing'</text:span>);</text:p>
      <text:p text:style-name="P5">}</text:p>
      <text:p text:style-name="P10"/>
      <text:p text:style-name="P5"><text:span text:style-name="T4">public</text:span> <text:span text:style-name="T4">function</text:span> <text:span text:style-name="T7">getCardDetails</text:span>(<text:span text:style-name="T5">Request</text:span> <text:span text:style-name="T6">$request</text:span>)</text:p>
      <text:p text:style-name="P5">{</text:p>
      <text:p text:style-name="P5"><text:span text:style-name="T6">$user</text:span> = <text:span text:style-name="T5">User</text:span>::<text:span text:style-name="T7">where</text:span>(<text:span text:style-name="T8">'id'</text:span>, <text:span text:style-name="T11">1</text:span>)-&gt;<text:span text:style-name="T7">first</text:span>();</text:p>
      <text:p text:style-name="P7"/>
      <text:p text:style-name="P5"><text:span text:style-name="T6">$request</text:span>-&gt;<text:span text:style-name="T7">validate</text:span>(</text:p>
      <text:p text:style-name="P5">[</text:p>
      <text:p text:style-name="P5"><text:span text:style-name="T8">'card_name'</text:span> =&gt; <text:span text:style-name="T8">'required'</text:span>,</text:p>
      <text:p text:style-name="P5"><text:span text:style-name="T8">'card_number'</text:span> =&gt; <text:span text:style-name="T8">'required|numeric|digits:16'</text:span>,</text:p>
      <text:p text:style-name="P5"><text:span text:style-name="T8">'exp_month'</text:span> =&gt; <text:span text:style-name="T8">'required'</text:span>,</text:p>
      <text:p text:style-name="P5"><text:span text:style-name="T8">'exp_year'</text:span> =&gt; <text:span text:style-name="T8">'required'</text:span>,</text:p>
      <text:p text:style-name="P5"><text:span text:style-name="T8">'cvv'</text:span> =&gt; <text:span text:style-name="T8">'required|numeric|digits_between:3,4'</text:span>,</text:p>
      <text:p text:style-name="P5">]);</text:p>
      <text:p text:style-name="P6">// dd($request);</text:p>
      <text:p text:style-name="P6">//key</text:p>
      <text:p text:style-name="P6">// $stripe = $this-&gt;stripe;</text:p>
      <text:p text:style-name="P5"><text:span text:style-name="T6">$stripe</text:span> = <text:span text:style-name="T4">new</text:span> \Stripe\<text:span text:style-name="T5">StripeClient</text:span>(<text:span text:style-name="T7">config</text:span>(<text:span text:style-name="T8">'services.stripe.secret'</text:span>));</text:p>
      <text:p text:style-name="P6">// dd($stripe);</text:p>
      <text:p text:style-name="P7"/>
      <text:p text:style-name="P6">//.. create a card token...</text:p>
      <text:p text:style-name="P5"><text:span text:style-name="T6">$token</text:span> = <text:span text:style-name="T6">$stripe</text:span>-&gt;<text:span text:style-name="T6">tokens</text:span>-&gt;<text:span text:style-name="T7">create</text:span>([</text:p>
      <text:p text:style-name="P5"><text:span text:style-name="T8">'card'</text:span> =&gt; [</text:p>
      <text:p text:style-name="P5"><text:span text:style-name="T8">'name'</text:span> =&gt; <text:span text:style-name="T6">$request</text:span>-&gt;<text:span text:style-name="T6">card_name</text:span>,</text:p>
      <text:p text:style-name="P5"><text:span text:style-name="T8">'number'</text:span> =&gt; <text:span text:style-name="T6">$request</text:span>-&gt;<text:span text:style-name="T6">card_number</text:span>,</text:p>
      <text:p text:style-name="P5"><text:span text:style-name="T8">'exp_month'</text:span> =&gt; <text:span text:style-name="T6">$request</text:span>-&gt;<text:span text:style-name="T6">exp_month</text:span>,</text:p>
      <text:p text:style-name="P5"><text:span text:style-name="T8">'exp_year'</text:span> =&gt; <text:span text:style-name="T6">$request</text:span>-&gt;<text:span text:style-name="T6">exp_year</text:span>,</text:p>
      <text:p text:style-name="P5"><text:span text:style-name="T8">'cvc'</text:span> =&gt; <text:span text:style-name="T6">$request</text:span>-&gt;<text:span text:style-name="T6">cvv</text:span>,</text:p>
      <text:p text:style-name="P5">],</text:p>
      <text:p text:style-name="P5">]);</text:p>
      <text:p text:style-name="P7"/>
      <text:p text:style-name="P6">// dd($token,'token');</text:p>
      <text:p text:style-name="P7"/>
      <text:p text:style-name="P6">// create customer..</text:p>
      <text:p text:style-name="P5"><text:span text:style-name="T6">$customer</text:span> = <text:span text:style-name="T6">$stripe</text:span>-&gt;<text:span text:style-name="T6">customers</text:span>-&gt;<text:span text:style-name="T7">create</text:span>([</text:p>
      <text:p text:style-name="P5"><text:span text:style-name="T8">'source'</text:span> =&gt; <text:span text:style-name="T6">$token</text:span>[<text:span text:style-name="T8">'id'</text:span>],</text:p>
      <text:p text:style-name="P5"><text:span text:style-name="T8">'email'</text:span> =&gt; <text:span text:style-name="T6">$user</text:span>-&gt;<text:span text:style-name="T6">email</text:span>,</text:p>
      <text:p text:style-name="P5"><text:span text:style-name="T8">'description'</text:span> =&gt; <text:span text:style-name="T8">'My name is '</text:span>,</text:p>
      <text:p text:style-name="P5">]);</text:p>
      <text:p text:style-name="P6">// dd($customer, 'customer');</text:p>
      <text:p text:style-name="P7"/>
      <text:p text:style-name="P6">// customer id..</text:p>
      <text:p text:style-name="P5"><text:span text:style-name="T6">$customer_id</text:span> = <text:span text:style-name="T6">$customer</text:span>[<text:span text:style-name="T8">'id'</text:span>];</text:p>
      <text:p text:style-name="P7"/>
      <text:p text:style-name="P6">// dd($customer_id);</text:p>
      <text:p text:style-name="P7"/>
      <text:p text:style-name="P6">// save user card details</text:p>
      <text:p text:style-name="P5"><text:span text:style-name="T6">$customerDetails</text:span> = <text:span text:style-name="T4">new</text:span> <text:span text:style-name="T5">UserCard</text:span>;</text:p>
      <text:p text:style-name="P5"><text:soft-page-break/><text:span text:style-name="T6">$customerDetails</text:span>-&gt;<text:span text:style-name="T6">users_id</text:span> = <text:span text:style-name="T6">$user</text:span>-&gt;<text:span text:style-name="T6">id</text:span>;</text:p>
      <text:p text:style-name="P5"><text:span text:style-name="T6">$customerDetails</text:span>-&gt;<text:span text:style-name="T6">customer_id</text:span> = <text:span text:style-name="T6">$customer_id</text:span>;</text:p>
      <text:p text:style-name="P5"><text:span text:style-name="T6">$customerDetails</text:span>-&gt;<text:span text:style-name="T6">card_id</text:span> = <text:span text:style-name="T6">$token</text:span>-&gt;<text:span text:style-name="T6">card</text:span>-&gt;<text:span text:style-name="T6">id</text:span>;</text:p>
      <text:p text:style-name="P5"><text:span text:style-name="T6">$customerDetails</text:span>-&gt;<text:span text:style-name="T6">card_name</text:span> = <text:span text:style-name="T6">$request</text:span>-&gt;<text:span text:style-name="T6">card_name</text:span>;</text:p>
      <text:p text:style-name="P5"><text:span text:style-name="T6">$customerDetails</text:span>-&gt;<text:span text:style-name="T6">card_number</text:span> = <text:span text:style-name="T6">$token</text:span>-&gt;<text:span text:style-name="T6">card</text:span>-&gt;<text:span text:style-name="T6">last4</text:span>;</text:p>
      <text:p text:style-name="P5"><text:span text:style-name="T6">$customerDetails</text:span>-&gt;<text:span text:style-name="T6">exp_month</text:span> = <text:span text:style-name="T6">$token</text:span>-&gt;<text:span text:style-name="T6">card</text:span>-&gt;<text:span text:style-name="T6">exp_month</text:span>;</text:p>
      <text:p text:style-name="P5"><text:span text:style-name="T6">$customerDetails</text:span>-&gt;<text:span text:style-name="T6">exp_year</text:span> = <text:span text:style-name="T6">$token</text:span>-&gt;<text:span text:style-name="T6">card</text:span>-&gt;<text:span text:style-name="T6">exp_year</text:span>;</text:p>
      <text:p text:style-name="P5"><text:span text:style-name="T6">$customerDetails</text:span>-&gt;<text:span text:style-name="T7">save</text:span>();</text:p>
      <text:p text:style-name="P7"/>
      <text:p text:style-name="P6">//charge payment</text:p>
      <text:p text:style-name="P5"><text:span text:style-name="T6">$charge</text:span> = <text:span text:style-name="T6">$stripe</text:span>-&gt;<text:span text:style-name="T6">charges</text:span>-&gt;<text:span text:style-name="T7">create</text:span>([</text:p>
      <text:p text:style-name="P5"><text:span text:style-name="T8">"amount"</text:span> =&gt; <text:span text:style-name="T11">2000</text:span> ,</text:p>
      <text:p text:style-name="P5"><text:span text:style-name="T8">"currency"</text:span> =&gt; <text:span text:style-name="T8">"usd"</text:span>,</text:p>
      <text:p text:style-name="P5"><text:span text:style-name="T8">"customer"</text:span> =&gt; <text:span text:style-name="T6">$customer_id</text:span>,</text:p>
      <text:p text:style-name="P5"><text:span text:style-name="T8">"description"</text:span> =&gt; <text:span text:style-name="T8">"My First Test Charge from practice Project"</text:span>,</text:p>
      <text:p text:style-name="P5"><text:span text:style-name="T8">"capture"</text:span> =&gt; <text:span text:style-name="T4">true</text:span>,</text:p>
      <text:p text:style-name="P5">]);</text:p>
      <text:p text:style-name="P7"/>
      <text:p text:style-name="P6">// dd($charge);</text:p>
      <text:p text:style-name="P5"><text:span text:style-name="T10">if</text:span>(<text:span text:style-name="T6">$charge</text:span>){</text:p>
      <text:p text:style-name="P5"><text:span text:style-name="T7">dd</text:span>(<text:span text:style-name="T8">'payment charged'</text:span>);</text:p>
      <text:p text:style-name="P5">}</text:p>
      <text:p text:style-name="P5"><text:span text:style-name="T10">else</text:span>{</text:p>
      <text:p text:style-name="P5"><text:span text:style-name="T7">dd</text:span>(<text:span text:style-name="T8">'not charged'</text:span>);</text:p>
      <text:p text:style-name="P5">}</text:p>
      <text:p text:style-name="P25"><text:line-break/></text:p>
      <text:p text:style-name="P5">}</text:p>
      <text:p text:style-name="P25"><text:line-break/><text:line-break/><text:line-break/><text:line-break/><text:line-break/></text:p>
      <text:p text:style-name="P5">}</text:p>
      <text:p text:style-name="P5"/>
      <text:p text:style-name="P12">----------------------</text:p>
      <text:p text:style-name="P12"/>
      <text:p text:style-name="P16"><text:span text:style-name="T12">&lt;</text:span><text:span text:style-name="T4">div</text:span> <text:span text:style-name="T6">class</text:span>=<text:span text:style-name="T8">'container'</text:span><text:span text:style-name="T12">&gt;</text:span></text:p>
      <text:p text:style-name="P5"><text:span text:style-name="T12">&lt;</text:span><text:span text:style-name="T4">form</text:span> <text:span text:style-name="T6">id</text:span>=<text:span text:style-name="T8">"payment-form"</text:span> <text:span text:style-name="T6">action</text:span>=<text:span text:style-name="T8">"</text:span><text:span text:style-name="T7">{{</text:span><text:span text:style-name="T8"> </text:span><text:span text:style-name="T7">route</text:span><text:span text:style-name="T8">('getCardDetails') </text:span><text:span text:style-name="T7">}}</text:span><text:span text:style-name="T8">"</text:span> <text:span text:style-name="T6">method</text:span>=<text:span text:style-name="T8">"POST"</text:span><text:span text:style-name="T12">&gt;</text:span></text:p>
      <text:p text:style-name="P22">@csrf</text:p>
      <text:p text:style-name="P5"><text:span text:style-name="T12">&lt;</text:span><text:span text:style-name="T4">div</text:span> <text:span text:style-name="T6">class</text:span>=<text:span text:style-name="T8">"form-group"</text:span><text:span text:style-name="T12">&gt;</text:span></text:p>
      <text:p text:style-name="P5"><text:span text:style-name="T12">&lt;</text:span><text:span text:style-name="T4">label</text:span><text:span text:style-name="T12">&gt;</text:span>Card Name<text:span text:style-name="T12">&lt;/</text:span><text:span text:style-name="T4">label</text:span><text:span text:style-name="T12">&gt;</text:span></text:p>
      <text:p text:style-name="P5"><text:span text:style-name="T12">&lt;</text:span><text:span text:style-name="T4">input</text:span> <text:span text:style-name="T6">type</text:span>=<text:span text:style-name="T8">"text"</text:span> <text:span text:style-name="T6">id</text:span>=<text:span text:style-name="T8">"card_name"</text:span> <text:span text:style-name="T6">name</text:span>=<text:span text:style-name="T8">"card_name"</text:span> <text:span text:style-name="T12">/&gt;</text:span></text:p>
      <text:p text:style-name="P5"><text:span text:style-name="T4">@error</text:span>(<text:span text:style-name="T8">'card_name'</text:span>)</text:p>
      <text:p text:style-name="P5"><text:span text:style-name="T12">&lt;</text:span><text:span text:style-name="T4">div</text:span> <text:span text:style-name="T6">class</text:span>=<text:span text:style-name="T8">"help-block"</text:span><text:span text:style-name="T12">&gt;</text:span><text:span text:style-name="T7">{{</text:span> <text:span text:style-name="T6">$message</text:span> <text:span text:style-name="T7">}}</text:span><text:span text:style-name="T12">&lt;/</text:span><text:span text:style-name="T4">div</text:span><text:span text:style-name="T12">&gt;</text:span></text:p>
      <text:p text:style-name="P22">@enderror</text:p>
      <text:p text:style-name="P5"><text:span text:style-name="T12">&lt;/</text:span><text:span text:style-name="T4">div</text:span><text:span text:style-name="T12">&gt;</text:span></text:p>
      <text:p text:style-name="P5"><text:span text:style-name="T12">&lt;</text:span><text:span text:style-name="T4">br</text:span><text:span text:style-name="T12">&gt;</text:span></text:p>
      <text:p text:style-name="P5"><text:soft-page-break/><text:span text:style-name="T12">&lt;</text:span><text:span text:style-name="T4">div</text:span> <text:span text:style-name="T6">class</text:span>=<text:span text:style-name="T8">"form-group"</text:span><text:span text:style-name="T12">&gt;</text:span></text:p>
      <text:p text:style-name="P5"><text:span text:style-name="T12">&lt;</text:span><text:span text:style-name="T4">label</text:span><text:span text:style-name="T12">&gt;</text:span>Card Number<text:span text:style-name="T12">&lt;/</text:span><text:span text:style-name="T4">label</text:span><text:span text:style-name="T12">&gt;</text:span></text:p>
      <text:p text:style-name="P5"><text:span text:style-name="T12">&lt;</text:span><text:span text:style-name="T4">input</text:span> <text:span text:style-name="T6">type</text:span>=<text:span text:style-name="T8">"text"</text:span> <text:span text:style-name="T6">id</text:span>=<text:span text:style-name="T8">"card_number"</text:span> <text:span text:style-name="T6">name</text:span>=<text:span text:style-name="T8">"card_number"</text:span> <text:span text:style-name="T12">/&gt;</text:span></text:p>
      <text:p text:style-name="P5"><text:span text:style-name="T4">@error</text:span>(<text:span text:style-name="T8">'card_number'</text:span>)</text:p>
      <text:p text:style-name="P5"><text:span text:style-name="T12">&lt;</text:span><text:span text:style-name="T4">div</text:span> <text:span text:style-name="T6">class</text:span>=<text:span text:style-name="T8">"help-block"</text:span><text:span text:style-name="T12">&gt;</text:span><text:span text:style-name="T7">{{</text:span> <text:span text:style-name="T6">$message</text:span> <text:span text:style-name="T7">}}</text:span><text:span text:style-name="T12">&lt;/</text:span><text:span text:style-name="T4">div</text:span><text:span text:style-name="T12">&gt;</text:span></text:p>
      <text:p text:style-name="P22">@enderror</text:p>
      <text:p text:style-name="P5"><text:span text:style-name="T12">&lt;/</text:span><text:span text:style-name="T4">div</text:span><text:span text:style-name="T12">&gt;</text:span></text:p>
      <text:p text:style-name="P5"><text:span text:style-name="T12">&lt;</text:span><text:span text:style-name="T4">br</text:span><text:span text:style-name="T12">&gt;</text:span></text:p>
      <text:p text:style-name="P5"><text:span text:style-name="T12">&lt;</text:span><text:span text:style-name="T4">div</text:span> <text:span text:style-name="T6">class</text:span>=<text:span text:style-name="T8">"form-group"</text:span><text:span text:style-name="T12">&gt;</text:span></text:p>
      <text:p text:style-name="P5"><text:span text:style-name="T12">&lt;</text:span><text:span text:style-name="T4">label</text:span><text:span text:style-name="T12">&gt;</text:span>Exp. Month<text:span text:style-name="T12">&lt;/</text:span><text:span text:style-name="T4">label</text:span><text:span text:style-name="T12">&gt;</text:span></text:p>
      <text:p text:style-name="P5"><text:span text:style-name="T12">&lt;</text:span><text:span text:style-name="T4">input</text:span> <text:span text:style-name="T6">type</text:span>=<text:span text:style-name="T8">"text"</text:span> <text:span text:style-name="T6">id</text:span>=<text:span text:style-name="T8">"exp_month"</text:span> <text:span text:style-name="T6">name</text:span>=<text:span text:style-name="T8">"exp_month"</text:span> <text:span text:style-name="T12">/&gt;</text:span></text:p>
      <text:p text:style-name="P5"><text:span text:style-name="T4">@error</text:span>(<text:span text:style-name="T8">'exp_month'</text:span>)</text:p>
      <text:p text:style-name="P5"><text:span text:style-name="T12">&lt;</text:span><text:span text:style-name="T4">div</text:span> <text:span text:style-name="T6">class</text:span>=<text:span text:style-name="T8">"help-block"</text:span><text:span text:style-name="T12">&gt;</text:span><text:span text:style-name="T7">{{</text:span> <text:span text:style-name="T6">$message</text:span> <text:span text:style-name="T7">}}</text:span><text:span text:style-name="T12">&lt;/</text:span><text:span text:style-name="T4">div</text:span><text:span text:style-name="T12">&gt;</text:span></text:p>
      <text:p text:style-name="P22">@enderror</text:p>
      <text:p text:style-name="P5"><text:span text:style-name="T12">&lt;/</text:span><text:span text:style-name="T4">div</text:span><text:span text:style-name="T12">&gt;</text:span></text:p>
      <text:p text:style-name="P5"><text:span text:style-name="T12">&lt;</text:span><text:span text:style-name="T4">br</text:span><text:span text:style-name="T12">&gt;</text:span></text:p>
      <text:p text:style-name="P5"><text:span text:style-name="T12">&lt;</text:span><text:span text:style-name="T4">div</text:span> <text:span text:style-name="T6">class</text:span>=<text:span text:style-name="T8">"form-group"</text:span><text:span text:style-name="T12">&gt;</text:span></text:p>
      <text:p text:style-name="P5"><text:span text:style-name="T12">&lt;</text:span><text:span text:style-name="T4">label</text:span><text:span text:style-name="T12">&gt;</text:span>Exp. Year<text:span text:style-name="T12">&lt;/</text:span><text:span text:style-name="T4">label</text:span><text:span text:style-name="T12">&gt;</text:span></text:p>
      <text:p text:style-name="P5"><text:span text:style-name="T12">&lt;</text:span><text:span text:style-name="T4">input</text:span> <text:span text:style-name="T6">type</text:span>=<text:span text:style-name="T8">"text"</text:span> <text:span text:style-name="T6">id</text:span>=<text:span text:style-name="T8">"exp_year"</text:span> <text:span text:style-name="T6">name</text:span>=<text:span text:style-name="T8">"exp_year"</text:span> <text:span text:style-name="T12">/&gt;</text:span></text:p>
      <text:p text:style-name="P5"><text:span text:style-name="T4">@error</text:span>(<text:span text:style-name="T8">'exp_year'</text:span>)</text:p>
      <text:p text:style-name="P5"><text:span text:style-name="T12">&lt;</text:span><text:span text:style-name="T4">div</text:span> <text:span text:style-name="T6">class</text:span>=<text:span text:style-name="T8">"help-block"</text:span><text:span text:style-name="T12">&gt;</text:span><text:span text:style-name="T7">{{</text:span> <text:span text:style-name="T6">$message</text:span> <text:span text:style-name="T7">}}</text:span><text:span text:style-name="T12">&lt;/</text:span><text:span text:style-name="T4">div</text:span><text:span text:style-name="T12">&gt;</text:span></text:p>
      <text:p text:style-name="P22">@enderror</text:p>
      <text:p text:style-name="P5"><text:span text:style-name="T12">&lt;/</text:span><text:span text:style-name="T4">div</text:span><text:span text:style-name="T12">&gt;</text:span></text:p>
      <text:p text:style-name="P5"><text:span text:style-name="T12">&lt;</text:span><text:span text:style-name="T4">br</text:span><text:span text:style-name="T12">&gt;</text:span></text:p>
      <text:p text:style-name="P5"><text:span text:style-name="T12">&lt;</text:span><text:span text:style-name="T4">div</text:span> <text:span text:style-name="T6">class</text:span>=<text:span text:style-name="T8">"form-group"</text:span><text:span text:style-name="T12">&gt;</text:span></text:p>
      <text:p text:style-name="P5"><text:span text:style-name="T12">&lt;</text:span><text:span text:style-name="T4">label</text:span><text:span text:style-name="T12">&gt;</text:span>CVC<text:span text:style-name="T12">&lt;/</text:span><text:span text:style-name="T4">label</text:span><text:span text:style-name="T12">&gt;</text:span></text:p>
      <text:p text:style-name="P5"><text:span text:style-name="T12">&lt;</text:span><text:span text:style-name="T4">input</text:span> <text:span text:style-name="T6">type</text:span>=<text:span text:style-name="T8">"text"</text:span> <text:span text:style-name="T6">id</text:span>=<text:span text:style-name="T8">"cvc"</text:span> <text:span text:style-name="T6">name</text:span>=<text:span text:style-name="T8">"cvv"</text:span> <text:span text:style-name="T12">/&gt;</text:span></text:p>
      <text:p text:style-name="P5"><text:span text:style-name="T4">@error</text:span>(<text:span text:style-name="T8">'cvv'</text:span>)</text:p>
      <text:p text:style-name="P5"><text:span text:style-name="T12">&lt;</text:span><text:span text:style-name="T4">div</text:span> <text:span text:style-name="T6">class</text:span>=<text:span text:style-name="T8">"help-block"</text:span><text:span text:style-name="T12">&gt;</text:span><text:span text:style-name="T7">{{</text:span> <text:span text:style-name="T6">$message</text:span> <text:span text:style-name="T7">}}</text:span><text:span text:style-name="T12">&lt;/</text:span><text:span text:style-name="T4">div</text:span><text:span text:style-name="T12">&gt;</text:span></text:p>
      <text:p text:style-name="P22">@enderror</text:p>
      <text:p text:style-name="P5"><text:span text:style-name="T12">&lt;/</text:span><text:span text:style-name="T4">div</text:span><text:span text:style-name="T12">&gt;</text:span></text:p>
      <text:p text:style-name="P5"><text:span text:style-name="T12">&lt;</text:span><text:span text:style-name="T4">br</text:span><text:span text:style-name="T12">&gt;</text:span></text:p>
      <text:p text:style-name="P5"><text:span text:style-name="T12">&lt;</text:span><text:span text:style-name="T4">button</text:span> <text:span text:style-name="T6">type</text:span>=<text:span text:style-name="T8">"submit"</text:span><text:span text:style-name="T12">&gt;</text:span>Pay<text:span text:style-name="T12">&lt;/</text:span><text:span text:style-name="T4">button</text:span><text:span text:style-name="T12">&gt;</text:span></text:p>
      <text:p text:style-name="P5"><text:span text:style-name="T12">&lt;/</text:span><text:span text:style-name="T4">form</text:span><text:span text:style-name="T12">&gt;</text:span></text:p>
      <text:p text:style-name="P5"><text:span text:style-name="T12">&lt;/</text:span><text:span text:style-name="T4">div</text:span><text:span text:style-name="T12">&gt;</text:span></text:p>
      <text:p text:style-name="P5"/>
      <text:p text:style-name="P12"/>
      <text:p text:style-name="P12"/>
      <text:p text:style-name="P12">.<text:span text:style-name="T13">env</text:span></text:p>
      <text:p text:style-name="P16"><text:span text:style-name="T4">STRIPE_KEY</text:span>=pk_test_51LiKroLndut4kFPYVIJlH9uSZTmfUjcwLO3JxVs12R7B9peDn8C5VElQp4v68nky1zZhY2H0A3FOV7ik4rysPZYI00fWGc2kYX</text:p>
      <text:p text:style-name="P5"><text:span text:style-name="T4">STRIPE_SECRET</text:span>=sk_test_51LiKroLndut4kFPYuUHBk9zgu31byWXCiI8s89MJei4ZsVTmqNvh1oCJoDRHgRaKhk24kQsz1Mr1bU4HQiKbbQzX00oD3GqbXb</text:p>
      <text:p text:style-name="P5"/>
      <text:p text:style-name="P12"/>
      <text:p text:style-name="P14">config -&gt; service.<text:span text:style-name="T14">php</text:span></text:p>
      <text:p text:style-name="P14"/>
      <text:p text:style-name="P17"><text:span text:style-name="T8">'stripe'</text:span> =&gt; [</text:p>
      <text:p text:style-name="P5"><text:span text:style-name="T8">'key'</text:span> =&gt; <text:span text:style-name="T7">env</text:span>(<text:span text:style-name="T8">'STRIPE_KEY'</text:span>),</text:p>
      <text:p text:style-name="P5"><text:span text:style-name="T8">'secret'</text:span> =&gt; <text:span text:style-name="T7">env</text:span>(<text:span text:style-name="T8">'STRIPE_SECRET'</text:span>),</text:p>
      <text:p text:style-name="P5"><text:span text:style-name="T8">'currency'</text:span> =&gt; <text:span text:style-name="T8">'usd'</text:span>,</text:p>
      <text:p text:style-name="P5">],</text:p>
      <text:p text:style-name="P14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Söhne Mono" svg:font-family="'Söhne Mono', Monaco, 'Andale Mono', 'Ubuntu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7T18:24:40.431747229</meta:creation-date>
    <meta:generator>LibreOffice/6.4.7.2$Linux_X86_64 LibreOffice_project/40$Build-2</meta:generator>
    <dc:date>2023-06-14T15:50:14.012976976</dc:date>
    <meta:editing-duration>PT5H59M53S</meta:editing-duration>
    <meta:editing-cycles>11</meta:editing-cycles>
    <meta:document-statistic meta:table-count="0" meta:image-count="0" meta:object-count="0" meta:page-count="6" meta:paragraph-count="177" meta:word-count="503" meta:character-count="4982" meta:non-whitespace-character-count="4637"/>
  </office:meta>
</office:document-meta>
</file>